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c0c0c0" draw:marker-start-width="0.2cm" draw:marker-end-width="0.2cm" draw:fill="gradient" draw:fill-color="#ccccff" draw:fill-gradient-name="Gradient_20_56" draw:fill-hatch-name="Black_20_0_20_Degrees" draw:opacity-name="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solid" draw:fill-color="#ffffff" draw:fill-gradient-name="Gradient_20_1" draw:opacity="100%" draw:opacity-name="Transparency_20_42" draw:textarea-horizontal-align="center" draw:textarea-vertical-align="middle" draw:shadow-opacity="100%"/>
    </style:style>
    <style:style style:name="gr3" style:family="graphic" style:parent-style-name="standard">
      <style:graphic-properties draw:stroke="none" svg:stroke-color="#999999" draw:fill="solid" draw:fill-color="#e6ff00" draw:textarea-horizontal-align="justify" draw:textarea-vertical-align="middle" draw:auto-grow-height="false" draw:shadow="visible" draw:shadow-offset-x="0.1cm" draw:shadow-offset-y="0.1cm" draw:shadow-color="#000000" draw:shadow-opacity="15%"/>
    </style:style>
    <style:style style:name="gr4" style:family="graphic" style:parent-style-name="standard">
      <style:graphic-properties draw:stroke="none" svg:stroke-color="#999999" draw:fill="solid" draw:fill-color="#ff420e" draw:textarea-horizontal-align="justify" draw:textarea-vertical-align="middle" draw:auto-grow-height="false" draw:shadow="visible" draw:shadow-offset-x="0.1cm" draw:shadow-offset-y="0.1cm" draw:shadow-color="#000000" draw:shadow-opacity="15%"/>
    </style:style>
    <style:style style:name="gr5" style:family="graphic" style:parent-style-name="standard">
      <style:graphic-properties draw:stroke="none" svg:stroke-color="#999999" draw:fill="solid" draw:fill-color="#ff420e" draw:textarea-horizontal-align="center" draw:textarea-vertical-align="middle" draw:shadow="visible" draw:shadow-offset-x="0.1cm" draw:shadow-offset-y="0.1cm" draw:shadow-color="#000000" draw:shadow-opacity="15%"/>
    </style:style>
    <style:style style:name="gr6" style:family="graphic" style:parent-style-name="standard">
      <style:graphic-properties draw:stroke="none" svg:stroke-color="#999999" draw:fill="solid" draw:fill-color="#e6ff00" draw:textarea-horizontal-align="center" draw:textarea-vertical-align="middle" draw:shadow="visible" draw:shadow-offset-x="0.1cm" draw:shadow-offset-y="0.1cm" draw:shadow-color="#000000" draw:shadow-opacity="15%"/>
    </style:style>
    <style:style style:name="gr7" style:family="graphic" style:parent-style-name="standard">
      <style:graphic-properties draw:stroke="none" svg:stroke-color="#999999" draw:fill="solid" draw:fill-color="#000000" draw:textarea-horizontal-align="center" draw:textarea-vertical-align="middle" draw:shadow="visible" draw:shadow-offset-x="0.1cm" draw:shadow-offset-y="0.1cm" draw:shadow-color="#000000" draw:shadow-opacity="15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7.986cm" svg:height="7.986cm" svg:x="0.016cm" svg:y="0.0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187.363613296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7.325cm" svg:height="5.916cm" svg:x="0.346cm" svg:y="0.362cm" svg:viewBox="0 0 7326 5917" svg:d="m0 1451c18-370 218-1486 1664-1448h4204c674-58 1458 682 1458 1404v-4c0 3090-7326 950-7326 4514z">
          <text:p/>
        </draw:path>
        <draw:custom-shape draw:style-name="gr3" draw:text-style-name="P1" draw:layer="layout" svg:width="1.04cm" svg:height="1.042cm" svg:x="3.142cm" svg:y="4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4cm" svg:height="1.044cm" svg:x="3.142cm" svg:y="2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2.081cm" svg:height="1.389cm" draw:transform="rotate (-1.57079632679579) translate (5.9159217908509cm 1.74074408775945cm)" svg:viewBox="0 0 2082 1390" svg:d="m2082-11832c0 1390-2082 1390-2082 1390 0 0 1042 0 1042-1390z">
          <text:p/>
        </draw:path>
        <draw:path draw:style-name="gr5" draw:text-style-name="P1" draw:layer="layout" svg:width="1.385cm" svg:height="2.113cm" draw:transform="skewX (0.0202458193231304) rotate (-3.11855430746407) translate (7.30393044275768cm 3.8229445055721cm)" svg:viewBox="0 0 1386 2114" svg:d="m1386-6906c-1390-32-1386-1074-1386-1074 0 0-4 2082 1384 2114z">
          <text:p/>
        </draw:path>
        <draw:path draw:style-name="gr6" draw:text-style-name="P1" draw:layer="layout" svg:width="1.387cm" svg:height="2.081cm" draw:transform="rotate (3.1415926535892) translate (5.91600000000864cm 5.90799999999423cm)" svg:viewBox="0 0 1388 2082" svg:d="m0-9734c1388 0 1388-2082 1388-2082 0 0 0 1040-1388 1040z">
          <text:p/>
        </draw:path>
        <draw:path draw:style-name="gr6" draw:text-style-name="P1" draw:layer="layout" svg:width="1.375cm" svg:height="1.077cm" draw:transform="skewX (0.0143116998663508) rotate (0.0274016692563058) translate (5.91357280916146cm 4.86678204501305cm)" svg:viewBox="0 0 1376 1078" svg:d="m0 11096c1388 0 1376 36 1376 36 0 0 15-1076-1375-1078z">
          <text:p/>
        </draw:path>
        <draw:path draw:style-name="gr7" draw:text-style-name="P1" draw:layer="layout" svg:width="2.081cm" svg:height="2.081cm" draw:transform="rotate (1.5707963267946) translate (0.708631074357998cm 5.90809859692876cm)" svg:viewBox="0 0 2082 2082" svg:d="m2082 1417c0 2082-1042 2082-1042 2082 0 0-1040 0-1040-2082 0 1390 1040 1390 1040 0z">
          <text:p/>
        </draw:path>
        <draw:path draw:style-name="gr7" draw:text-style-name="P1" draw:layer="layout" svg:width="2.079cm" svg:height="2.135cm" draw:transform="skewX (0.0240855436775172) rotate (-3.11471458310968) translate (2.79164404262214cm 3.8258818502477cm)" svg:viewBox="0 0 2080 2136" svg:d="m2080-6703c-2084-56-2080-1096-2080-1096 0 0-6 2080 2078 213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56" draw:display-name="Gradient 56" draw:style="linear" draw:start-color="#999999" draw:end-color="#ffffff" draw:start-intensity="100%" draw:end-intensity="100%" draw:angle="0" draw:border="40%"/>
    <draw:hatch draw:name="Black_20_0_20_Degrees" draw:display-name="Black 0 Degrees" draw:style="single" draw:color="#000000" draw:distance="0.102cm" draw:rotation="0"/>
    <draw:opacity draw:name="Transparency_20_37" draw:display-name="Transparency 37" draw:style="linear" draw:start="20%" draw:end="90%" draw:angle="1800" draw:border="50%"/>
    <draw:opacity draw:name="Transparency_20_38" draw:display-name="Transparency 38" draw:style="linear" draw:start="30%" draw:end="90%" draw:angle="1800" draw:border="50%"/>
    <draw:opacity draw:name="Transparency_20_39" draw:display-name="Transparency 39" draw:style="linear" draw:start="20%" draw:end="100%" draw:angle="1800" draw:border="50%"/>
    <draw:opacity draw:name="Transparency_20_40" draw:display-name="Transparency 40" draw:style="linear" draw:start="20%" draw:end="100%" draw:angle="1800" draw:border="70%"/>
    <draw:opacity draw:name="Transparency_20_41" draw:display-name="Transparency 41" draw:style="linear" draw:start="20%" draw:end="100%" draw:angle="1800" draw:border="30%"/>
    <draw:opacity draw:name="Transparency_20_42" draw:display-name="Transparency 42" draw:style="linear" draw:start="20%" draw:end="100%" draw:angle="1800" draw:border="4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en-INRIA </meta:initial-creator>
    <meta:creation-date>2010-10-22T13:13:15</meta:creation-date>
    <dc:date>2010-11-30T16:33:46</dc:date>
    <dc:creator>Adrien-INRIA </dc:creator>
    <meta:editing-duration>PT04H06M15S</meta:editing-duration>
    <meta:editing-cycles>15</meta:editing-cycles>
    <meta:generator>OpenOffice.org/3.2$Linux OpenOffice.org_project/320m12$Build-9483</meta:generator>
    <meta:document-statistic meta:object-count="10"/>
  </office:meta>
</office:document-meta>
</file>